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arial" svg:font-family="arial, x-locale-body,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style:font-name="Times New Roman"/>
    </style:style>
    <style:style style:name="P4"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12121" fo:letter-spacing="normal" fo:font-style="normal" fo:font-weight="normal"/>
    </style:style>
    <style:style style:name="T4" style:family="text">
      <style:text-properties fo:font-size="12pt" style:font-size-asian="12pt" style:font-size-complex="12pt"/>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presentation power point: 15 minutes 13,5---16,5</text:p>
      <text:p text:style-name="P1"/>
      <text:p text:style-name="P1"><text:tab/>presentation du rapport d'analyse:</text:p>
      <text:p text:style-name="P1">pour créer le rapport d'analyse, j'ai d'abord fait annalyser le site <text:s/>par le validateur de W3C. petit rappel, le world wide web consortium , abrégé par le terme W3C est une organisation internationnale à but non lucrative qui à pour but de définir des standards pour les technologies du web. pour ce faire, le W3C à mis en place un outil open source permetant une analyse automatique afin d'aider les developpeur.</text:p>
      <text:p text:style-name="P1"/>
      <text:p text:style-name="P1">en analysant le fichier de style principale, style.css, le validateur nous informe plusieurs erreurs <text:s/>et avertissements. comme des propriétés érronés, des propriétés inconus ou même déconseillés d'utilisation. pour ce genre d'erreur, il suffit simplement de supprimer la propriété en question ou de la remplacer par une valeur similaire et valide.</text:p>
      <text:p text:style-name="P1"/>
      <text:p text:style-name="P1">en analysant le contenue de chaque page en elle même, c'est a dire le fichier HTML, le validateur nous informe de nouvelles erreurs, comme une valeur mise par défaut pour indiquer la langue de la page et des attributs non reconnu. </text:p>
      <text:p text:style-name="P1"/>
      <text:p text:style-name="P1">cependant, W3C ne permet pas d'analyser la qualité d'une page web. pour savoir si notre page web est de qualité, google à mis en place google lighthouse, un outil simple d'utilisation pouvant verifier les performances, l'accessibilité ainsi que l'optimisation pour les moteurs de recherches. <text:s/></text:p>
      <text:p text:style-name="P1"/>
      <text:p text:style-name="P1">pour chaque analyse, lighthouse nous indique une note sur 100 pour chaque aspect de la page.</text:p>
      <text:p text:style-name="P1">en dessous de 49, la note est très mauvaise.</text:p>
      <text:p text:style-name="P1">entre 50 et 89, la note est plutot moyenne, </text:p>
      <text:p text:style-name="P1">et au dela de 90, c'est une très bonne note.</text:p>
      <text:p text:style-name="P1"/>
      <text:p text:style-name="P1">comme on peux le voir, le site est actuelement noté comme assez moyen dans tout ses aspect. pas mal de modifications sont donc à prévoirs</text:p>
      <text:p text:style-name="P1"/>
      <text:p text:style-name="P1">concretement, lighthouse indique à peu près les mêmes erreurs sur les 2 pages : </text:p>
      <text:p text:style-name="P1">dans les grandes lignes, on peux trouver: </text:p>
      <text:p text:style-name="P1">des failles de securités,</text:p>
      <text:p text:style-name="P1">du texte qui n'est pas visible,</text:p>
      <text:p text:style-name="P1">le contraste du texte qui n'est pas suffisant,</text:p>
      <text:p text:style-name="P1">les images qui peuvent être plus légères,</text:p>
      <text:p text:style-name="P1">etc...</text:p>
      <text:p text:style-name="P1">je ne vais pas tous les citer car l'audit que je vous ai fournis précément indique en détail l'origine et la solution pour chaque problème. </text:p>
      <text:p text:style-name="P1"/>
      <text:p text:style-name="P1">les outils d'analyses automatiques peuvent être très efficaces, nez en moins, une analyse manuelle peux aussi donner de très bons résultats. </text:p>
      <text:p text:style-name="P1">je me suis donc permis d'examiner le site sous toutes ses coutures.</text:p>
      <text:p text:style-name="P1">de cette manière j'ai pu remarquer plusieurs anomalies qu'un logiciel aurait du mal à trouver. mais encore une fois, je ne vais citer que les grandes lignes.</text:p>
      <text:p text:style-name="P1">du texte au format d'images, </text:p>
      <text:p text:style-name="P1">le bouton de navigation qui ne fonctionne pas sur la page 2</text:p>
      <text:p text:style-name="P1">des bug d'affichage pour le responsive</text:p>
      <text:p text:style-name="P1">le formulaire ne fonctionne pas</text:p>
      <text:p text:style-name="P1">ainsi qu'une grosse difficulté à lire le code css et html.</text:p>
      <text:p text:style-name="P1"><text:soft-page-break/></text:p>
      <text:p text:style-name="P1"><text:tab/>les actions recommandé</text:p>
      <text:p text:style-name="P1"/>
      <text:p text:style-name="P1">vous m'avez demandé de selectionner 10 recomandations afin d'ameliorer le site. j'ai choisi ces 10 recomandation de façon à pouvoir optimiser le site de la façon la plus efficace.</text:p>
      <text:p text:style-name="P1">la 1ère recommandation que j'ai selectionné, est celle qui modifie le plus de chose:</text:p>
      <text:p text:style-name="P1"/>
      <text:p text:style-name="P1">la réécriture du code html et css.</text:p>
      <text:p text:style-name="P1">effectivement, lors ce que l'on s'attarde un peu sur ce code il est très compliqué de deviner quel balise fait quoi et pour quel raison. il etait pour moi plus simple de réécrire le code dans son entièreté afin de rendre la lecture bien plus simple, et de pouvoir y appliquer simplement des modifications pour la suite.</text:p>
      <text:p text:style-name="P1">durant la construction, j'ai donné une class à chaque partie spécifique qui fait référence à sa position ou à son rôle sur le site. par exemple, la balise "ensemble-annuaire" fair reference à l'ensemble de toute la partie annuaire.</text:p>
      <text:p text:style-name="P1">en paralèle, j'y ai aussi appliqué ma 2ème recomandation. </text:p>
      <text:p text:style-name="P1"/>
      <text:p text:style-name="P1">l'utilisation d'un préprocesseur afin de pouvoir compresser le fichier css.</text:p>
      <text:p text:style-name="P1">les préprocesseurs on aussi pour qualité de pouvoir dédier un fichiers spécifique pour chaque partie du site sans avoir un quelconque impact. ils ne sont là que pour la construction du site, et leurs contenue sera compréssé dans un seul fichier css qui est modifié au fur et à mesure des modifications. avec le préprocesseur SASS, j'ai séparé les divers aspects du site en divers fichiers ce qui permet de savoir où chercher si on souhaite modifier le visuel d'une partie du site.</text:p>
      <text:p text:style-name="P1"/>
      <text:p text:style-name="P1">ma 3ème recomandation concerne les fichiers bootstrap et javascript. </text:p>
      <text:p text:style-name="P1">l'utilisation de ces fichiers donnent des nouvelles possibilités que le css et le html ne peuvent pas reproduire. seulement, lorsque c'est correctement utilisé. dans notre cas, ces fichiers ne font que modifier des aspects visuels du site que le fichiers css peut lui aussi modifier. sans compter les failles de securités. la suppression de ces fichiers me semble être le choix le plus cohérent. de plus, javascript propose une animation pour la partie portfolio du site qui me semble peu pertiante, ce qui m'amène à ma 4ème recomandation:</text:p>
      <text:p text:style-name="P1"/>
      <text:p text:style-name="P1">la suppression de l'animation lié au portfolio.</text:p>
      <text:p text:style-name="P1">imaginons que je suis un potentiel client qui à besoin de designer son site web. je tombe le site de la chouette agence, et je me dit que j'aimerais bien voir un peu ce que cette agence à réalisé par le passé. je me rend donc sur la partie portfolio du site, et j'apperçois 4 liens cliquable qui me montre des images qui on certe, un lien avec le domaine de la réalisation, mais ne me permettent pas de me faire une idée du site que vous avez réalisé avec ce client. l'idéal aurait été de donner un lien vers un site web réalisé par l'agence. j'ai donc remplacé l'animation de base, par un lien clicquable. ce lien est bien sur modifiable dans le fichier html afin de pouvoir rediriger vers le bon site.</text:p>
      <text:p text:style-name="P1">ma 5ème recomandation concerne les images:</text:p>
      <text:p text:style-name="P1"/>
      <text:p text:style-name="P1">dans leurs format actuel, les images ne sont pas optimisé.</text:p>
      <text:p text:style-name="P1">certaines de ces images sont au format bmp, un format très lourd et non compressible. l'idéal etant le format jpg, ou png si l'image possède un effet de transparence. ces 2 formats sont adapté pour le web car ils sont léger et donc mettent peu de temps à être télécharger. la conversion s'est fait sur le logiciel d'edition d'image gimp, qui à permis en plus de redimensionner les images sous leurs dimensions utilisé en html, de réaliser un taux de compression minimale à 85% et ce, pour toutes les images.</text:p>
      <text:p text:style-name="P1"/>
      <text:p text:style-name="P1"/>
      <text:p text:style-name="P1"/>
      <text:p text:style-name="P1"><text:soft-page-break/>pour ma 6ème recomandation, certaines de ces images avaient une utilité peu pertinantes et pouvaient être remplacer:</text:p>
      <text:p text:style-name="P1"/>
      <text:p text:style-name="P1">sur un site web, chaque image compte, et son utilisation se doit dêtre pertinante. auquel cas, la présence de ces images n'est pas utile. parmis toutes ces images, 2 d'entre elles possèdent un contenu quasi invisible pour le visiteur, et 3 autres possèdent un contenu uniquement textuel. pour ces 2 images, dots bg et lines h2 bg, une simple ligne de commande donne le même resultat. en ce qui concerne ces images textuelles, le texte peu simplement être recopié et intégré dans le site. de plus la préscence d'un texte dans une image n'est pas pratique en ce qui concerne l'accessibilité, car les logiciels de lecteur d'ecran son incapable de reconnaitre du texte à l'interieur d'une image.</text:p>
      <text:p text:style-name="P1"/>
      <text:p text:style-name="P1">on fini avec les images avec ma 7ème recomandation.</text:p>
      <text:p text:style-name="P1">les logos du site peuvent être converti en image vectoriel pour une meilleur qualité.</text:p>
      <text:p text:style-name="P1">le format vectoriel est un format d'image qui se base sur des formes géometriques simples au lieu d'un cadrillage de couleur. ce format permet donc de creer des images ayant un aspect toujours lisse et net, et ce, peu importe la taille que peux prendre l'image. c'est un format utilisé essentielement pour les logos et qui permet en plus de réduire le poid des images. je me suis donc servi du logiciel inkscape afin de redessiner les images.</text:p>
      <text:p text:style-name="P1"/>
      <text:p text:style-name="P1">pour ma 8 recomandation, on va voir un peu en detail le formulaire de la page de contact.</text:p>
      <text:p text:style-name="P1">car la demande d'envoi ne se fait pas correctement. </text:p>
      <text:p text:style-name="P1">c'est une recomandation qui me semble tout de même très importante car le formulaire est un moyen que le visiteur utilise pour prendre contact avec la chouette agence. si il ne fonctionne pas, il y a obligatoirement des pertes de clients. pour que le formulaire fonctionne correctement, il faut que le fichier <text:s/>form 1.php puisse être appelé lorsque le formulaire envoie les donnés. or, ce n'est pas le cas. heureusement, il suffit simplement de rajouter ce petit morceau de code pour que toute l'information soit correctement envoyé.</text:p>
      <text:p text:style-name="P1"/>
      <text:p text:style-name="P1">pour ma 9ème recomandation, cela concerne le nom de la page de contact.</text:p>
      <text:p text:style-name="P1">le second fichier html, page2, possède un nom qui n'evoque absolument rien en ce qui concerne son contenue. de plus, si une personne externe aura quelques difficultés de compréhension si il venait à modifier le site web, surtout si par la suite, d'autres pages vont venir se rajouter au site. c'est donc par soucis d<text:span text:style-name="T5">e clarté que j'ai choisi de renomer le fichier page2.html en contact.html, vu que cette page sert principalement à contacter l'agence.</text:span></text:p>
      <text:p text:style-name="P3"><text:s/></text:p>
      <text:p text:style-name="P3">pour ma 1<text:span text:style-name="T4">0ème et dernière recommandation, </text:span></text:p>
      <text:p text:style-name="P4">j'ai choisi de remplir la balise title présent dans les fichiers html.</text:p>
      <text:p text:style-name="P4">cette balise </text:p>
      <text:p text:style-name="P4"><text:span text:style-name="T3">la balise title fait partie des éléments principaux qui sont scannés lors de l'indexation d'une page. C'est aussi le texte qui est affiché parmi les résultats du moteur de recherche, qui est donc visible par les utilisateurs.</text:span> de plus, avoir une balise title qui décrit la page de façon claire et concise est important pour l'accessibilité, car certains outils d'assistance numerique peuvent utiliser la cette balise pour indiquer le contenue principale de la page. </text:p>
      <text:p text:style-name="P4">j'ai donc nomé la page principale index en "la chouette agence" et la page de contact en "contact la chouette agence", pour indiquer que c'est bien la page de contact.</text:p>
      <text:p text:style-name="P4"/>
      <text:p text:style-name="P3">l'accessibilité</text:p>
      <text:p text:style-name="P3">en plus de mes 10 recomandations, j'ai réalisé des modifications supplémentaires en rapport avec la page de checklist pour l'accessibilité <text:s/>sur lke site develloper.mozilla.org. </text:p>
      <text:p text:style-name="P3"/>
      <text:p text:style-name="P3">pour ce faire, je me suis servi de l'outil d'analyse WAVE, qui indique précisément la majeurs partie des problèmes d'accessibilités.</text:p>
      <text:p text:style-name="P3"><text:soft-page-break/>pour commencer, la les valeurs de contraste ne sont pas suffisant. j'ai donc changé la couleur de la police d'écriture <text:s/>pour le texte où le contrast etait insuffisant.</text:p>
      <text:p text:style-name="P3"/>
      <text:p text:style-name="P3">en ce qui concerne les problèmes de visibilité comme du texte masqué ou sortant du cadre, à été corrigé lors de la réécriture du css/html. </text:p>
      <text:p text:style-name="P3"/>
      <text:p text:style-name="P3">en ce qui concerne le focus, tout les liens possèdent ainsi que le bouton de navigation peuvent être selectionné avec le bouton de tabulation.</text:p>
      <text:p text:style-name="P3"/>
      <text:p text:style-name="P3">pour les equivalent textuels, toutes les images possèdent une balise alt avec un text alternative. le bouton de navigation, qui sert à faire apparaitre le menu déroulant, possède une balise aria label qui indique la fonction principale du bouton. les images avec du texte on été précédement corrigé, et les elements labels dans le formulaire ont été correctement implémenté.</text:p>
      <text:p text:style-name="P3"/>
      <text:p text:style-name="P3">pour les principales recomandations, </text:p>
      <text:p text:style-name="P3">les titres h1-h2-h3 et les points d'interaction tactiles ont eux aussi été corrigé lors de ma 1ère recommandation.</text:p>
      <text:p text:style-name="P3"/>
      <text:p text:style-name="P3"/>
      <text:p text:style-name="P3"><text:tab/>resultats final</text:p>
      <text:p text:style-name="P3">analyse w3c</text:p>
      <text:p text:style-name="P3">lighthouse </text:p>
      <text:p text:style-name="P3">wave</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arial" svg:font-family="arial, x-locale-body,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18M11S</meta:editing-duration>
    <meta:editing-cycles>107</meta:editing-cycles>
    <meta:generator>OpenOffice/4.1.9$Win32 OpenOffice.org_project/419m1$Build-9805</meta:generator>
    <dc:date>2021-02-14T16:08:36.57</dc:date>
    <meta:document-statistic meta:table-count="0" meta:image-count="0" meta:object-count="0" meta:page-count="5" meta:paragraph-count="82" meta:word-count="2069" meta:character-count="12372"/>
    <meta:user-defined meta:name="Info 1"/>
    <meta:user-defined meta:name="Info 2"/>
    <meta:user-defined meta:name="Info 3"/>
    <meta:user-defined meta:name="Info 4"/>
  </office:meta>
</office:document-meta>
</file>